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1cm" svg:height="2.8cm" svg:x="2.4cm" svg:y="2.2cm">
          <text:p text:style-name="P1">start()</text:p>
        </draw:rect>
        <draw:rect draw:style-name="gr1" draw:text-style-name="P1" xml:id="id2" draw:id="id2" draw:layer="layout" svg:width="6.7cm" svg:height="3cm" svg:x="10.4cm" svg:y="1.8cm">
          <text:p text:style-name="P1">bear_room()</text:p>
        </draw:rect>
        <draw:rect draw:style-name="gr1" draw:text-style-name="P1" xml:id="id3" draw:id="id3" draw:layer="layout" svg:width="6.7cm" svg:height="3cm" svg:x="10.3cm" svg:y="5.8cm">
          <text:p text:style-name="P1">cthulhu_room()</text:p>
        </draw:rect>
        <draw:rect draw:style-name="gr1" draw:text-style-name="P1" xml:id="id4" draw:id="id4" draw:layer="layout" svg:width="6.7cm" svg:height="3cm" svg:x="10.3cm" svg:y="10.4cm">
          <text:p text:style-name="P1">gold_room()</text:p>
        </draw:rect>
        <draw:rect draw:style-name="gr1" draw:text-style-name="P1" xml:id="id5" draw:id="id5" draw:layer="layout" svg:width="6.7cm" svg:height="3cm" svg:x="10.3cm" svg:y="15.3cm">
          <text:p text:style-name="P1">dead(why)</text:p>
        </draw:rect>
        <draw:connector draw:style-name="gr2" draw:text-style-name="P1" draw:layer="layout" draw:type="lines" draw:line-skew="-0.101cm -1.199cm" svg:x1="7.5cm" svg:y1="3.6cm" svg:x2="10.4cm" svg:y2="3.3cm" draw:start-shape="id1" draw:start-glue-point="1" draw:end-shape="id2" draw:end-glue-point="3" svg:d="M7500 3600h400l800-300h1700">
          <text:p/>
        </draw:connector>
        <draw:connector draw:style-name="gr2" draw:text-style-name="P1" draw:layer="layout" draw:type="lines" draw:line-skew="1.799cm" svg:x1="4.95cm" svg:y1="5cm" svg:x2="10.3cm" svg:y2="7.3cm" draw:start-shape="id1" draw:start-glue-point="2" draw:end-shape="id3" draw:end-glue-point="3" svg:d="M4950 5000v2300h4849 501">
          <text:p/>
        </draw:connector>
        <draw:connector draw:style-name="gr2" draw:text-style-name="P1" draw:layer="layout" draw:type="lines" draw:line-skew="6.299cm" svg:x1="4.95cm" svg:y1="5cm" svg:x2="10.3cm" svg:y2="11.9cm" draw:start-shape="id1" draw:start-glue-point="2" draw:end-shape="id4" draw:end-glue-point="3" svg:d="M4950 5000v6800l4849 100h501">
          <text:p/>
        </draw:connector>
        <draw:connector draw:style-name="gr2" draw:text-style-name="P1" draw:layer="layout" draw:type="lines" draw:line-skew="11.199cm" svg:x1="4.95cm" svg:y1="5cm" svg:x2="10.3cm" svg:y2="16.8cm" draw:start-shape="id1" draw:start-glue-point="2" draw:end-shape="id5" draw:end-glue-point="3" svg:d="M4950 5000v11700l4849 100h501">
          <text:p/>
        </draw:connector>
        <draw:connector draw:style-name="gr2" draw:text-style-name="P1" draw:layer="layout" draw:type="lines" draw:line-skew="1.399cm 1.399cm" svg:x1="17.1cm" svg:y1="3.3cm" svg:x2="17cm" svg:y2="16.8cm" draw:start-shape="id2" draw:start-glue-point="1" draw:end-shape="id5" svg:d="M17100 3300h1900l-100 13500h-1900">
          <text:p/>
        </draw:connector>
        <draw:connector draw:style-name="gr2" draw:text-style-name="P1" draw:layer="layout" draw:type="lines" draw:line-skew="1.099cm 0.999cm" svg:x1="17cm" svg:y1="7.3cm" svg:x2="17cm" svg:y2="16.8cm" draw:start-shape="id3" draw:start-glue-point="1" draw:end-shape="id5" draw:end-glue-point="1" svg:d="M17000 7300h1600l-100 9500h-1500">
          <text:p/>
        </draw:connector>
        <draw:connector draw:style-name="gr2" draw:text-style-name="P1" draw:layer="layout" draw:type="lines" draw:line-skew="0.599cm 0.599cm" svg:x1="17cm" svg:y1="11.9cm" svg:x2="17cm" svg:y2="16.8cm" draw:start-shape="id4" draw:start-glue-point="1" draw:end-shape="id5" draw:end-glue-point="1" svg:d="M17000 11900h1100v4900h-1100">
          <text:p/>
        </draw:connector>
        <draw:rect draw:style-name="gr1" draw:text-style-name="P1" xml:id="id6" draw:id="id6" draw:layer="layout" svg:width="7.4cm" svg:height="4.2cm" svg:x="4.2cm" svg:y="20.8cm">
          <text:p text:style-name="P1">exit(0)</text:p>
        </draw:rect>
        <draw:connector draw:style-name="gr2" draw:text-style-name="P1" draw:layer="layout" draw:type="lines" draw:line-skew="0cm -1.299cm" svg:x1="13.65cm" svg:y1="18.3cm" svg:x2="7.9cm" svg:y2="20.8cm" draw:start-shape="id5" draw:start-glue-point="2" draw:end-shape="id6" draw:end-glue-point="0" svg:d="M13650 18300v501l-5750 199v1800">
          <text:p/>
        </draw:connector>
        <draw:connector draw:style-name="gr2" draw:text-style-name="P1" draw:layer="layout" draw:type="lines" draw:line-skew="0cm -6.299cm" svg:x1="13.65cm" svg:y1="13.4cm" svg:x2="7.9cm" svg:y2="20.8cm" draw:start-shape="id4" draw:start-glue-point="2" draw:end-shape="id6" draw:end-glue-point="0" svg:d="M13650 13400v501l-5750 99v6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 Wood</meta:initial-creator>
    <meta:creation-date>2015-06-20T03:00:18.89</meta:creation-date>
    <dc:date>2015-06-20T03:09:06.17</dc:date>
    <dc:creator>Jon Wood</dc:creator>
    <meta:editing-duration>PT8M51S</meta:editing-duration>
    <meta:editing-cycles>1</meta:editing-cycles>
    <meta:document-statistic meta:object-count="15"/>
    <meta:generator>OpenOffice/4.1.0$Win32 OpenOffice.org_project/410m18$Build-9764</meta:generator>
  </office:meta>
</office:document-meta>
</file>